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1">
      <style:text-properties fo:font-weight="normal" fo:background-color="#ffff00" style:font-weight-asian="normal" style:font-weight-complex="normal"/>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xml:id="ct35811632" text:id="ct35811632">
          <text:insertion>
            <office:change-info>
              <dc:creator>Joe </dc:creator>
              <dc:date>2014-12-05T11:09:00</dc:date>
            </office:change-info>
          </text:insertion>
        </text:changed-region>
        <text:changed-region xml:id="ct32417984" text:id="ct32417984">
          <text:insertion>
            <office:change-info>
              <dc:creator>Joe </dc:creator>
              <dc:date>2014-12-05T11:07:00</dc:date>
            </office:change-info>
          </text:insertion>
        </text:changed-region>
        <text:changed-region xml:id="ct35691808" text:id="ct35691808">
          <text:insertion>
            <office:change-info>
              <dc:creator>Joe </dc:creator>
              <dc:date>2014-12-05T11:08:00</dc:date>
            </office:change-info>
          </text:insertion>
        </text:changed-region>
        <text:changed-region xml:id="ct24849792" text:id="ct24849792">
          <text:insertion>
            <office:change-info>
              <dc:creator>Joe </dc:creator>
              <dc:date>2014-12-05T11:09:00</dc:date>
            </office:change-info>
          </text:insertion>
        </text:changed-region>
        <text:changed-region xml:id="ct35970144" text:id="ct35970144">
          <text:insertion>
            <office:change-info>
              <dc:creator>Joe </dc:creator>
              <dc:date>2014-12-05T11:11:00</dc:date>
            </office:change-info>
          </text:insertion>
        </text:changed-region>
        <text:changed-region xml:id="ct35940704" text:id="ct35940704">
          <text:format-change>
            <office:change-info>
              <dc:creator>Joe </dc:creator>
              <dc:date>2014-12-05T11:12:00</dc:date>
            </office:change-info>
          </text:format-change>
        </text:changed-region>
        <text:changed-region xml:id="ct23836048" text:id="ct23836048">
          <text:insertion>
            <office:change-info>
              <dc:creator>Joe </dc:creator>
              <dc:date>2014-12-05T11:12:00</dc:date>
            </office:change-info>
          </text:insertion>
        </text:changed-region>
        <text:changed-region xml:id="ct36045184" text:id="ct36045184">
          <text:format-change>
            <office:change-info>
              <dc:creator>Joe </dc:creator>
              <dc:date>2014-12-05T11:13:00</dc:date>
            </office:change-info>
          </text:format-change>
        </text:changed-region>
        <text:changed-region xml:id="ct36133808" text:id="ct36133808">
          <text:insertion>
            <office:change-info>
              <dc:creator>Joe </dc:creator>
              <dc:date>2014-12-05T11:13:00</dc:date>
            </office:change-info>
          </text:insertion>
        </text:changed-region>
        <text:changed-region xml:id="ct32410640" text:id="ct32410640">
          <text:insertion>
            <office:change-info>
              <dc:creator>Joe </dc:creator>
              <dc:date>2014-12-05T11:15:00</dc:date>
            </office:change-info>
          </text:insertion>
        </text:changed-region>
        <text:changed-region xml:id="ct35800656" text:id="ct35800656">
          <text:insertion>
            <office:change-info>
              <dc:creator>Joe </dc:creator>
              <dc:date>2014-12-05T11:16:00</dc:date>
            </office:change-info>
          </text:insertion>
        </text:changed-region>
        <text:changed-region xml:id="ct32408976" text:id="ct32408976">
          <text:insertion>
            <office:change-info>
              <dc:creator>Joe </dc:creator>
              <dc:date>2014-12-05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sonal distributions of fish and zooplankton in two alpine lakes</text:p>
      <text:p text:style-name="P1"><text:change-start text:change-id="ct35811632"/><office:annotation><dc:creator>Joe </dc:creator><dc:date>2014-12-05T11:09:31</dc:date><text:p text:style-name="P8"><text:span text:style-name="T2">I think we may want to expand this to include all the “alpine” lakes (i.e Independence (which I hit in Oct 2013) and the respective Tahoe visits. <text:s/>Eleanor and Cherry's seasonal variations would be a main thrust of the paper, but I think it would be good to include all of our sampled lakes because 1) it will provide us some data on variance between lakes that are high in the mountains, but not near each other physically and 2) if we don't include the Independence and Tahoe data in this manuscript, I'm not sure where they'd end up other than the proverbial bottom-desk-drawer of my data directory.</text:span></text:p></office:annotation><text:change-end text:change-id="ct35811632"/></text:p>
      <text:p text:style-name="P2">Authors: Urmy, Warren, others (?)</text:p>
      <text:p text:style-name="P1"/>
      <text:p text:style-name="P1"><text:span text:style-name="T1">Target journal: </text:span><text:span text:style-name="T1">L&amp;O? <text:s/></text:span><text:span text:style-name="T1">Other freshwater journals?</text:span></text:p>
      <text:p text:style-name="P1"/>
      <text:p text:style-name="P1">Abstract</text:p>
      <text:p text:style-name="P2"/>
      <text:p text:style-name="P1">Introduction</text:p>
      <text:p text:style-name="P2"><text:tab/>[Depends on the angle we want to take, or what to emphasize. <text:s/>Possible angles are seasonal cycle/multiple time points, acoustics/high resolution sampling, wildfire impacts, and transparency-regulator hypothesis. <text:s/>The latter two would require data from other sensors.]</text:p>
      <text:p text:style-name="P2"><text:change-start text:change-id="ct32417984"/>I think we should start with a focus on the former points (i.e. I doubt there are very many studies of alpine lakes with the quasi-seasonal sampling AND very few (none?) with the high resolution of the acoustics). <text:s/>Depending on where others end up<text:change-end text:change-id="ct32417984"/><text:change-start text:change-id="ct35691808"/>, we can incorporate that data into this manuscript; but I think my preference would be to have this paper be a stand-alone (i.e. not specifically related to wildfires), but that the data/analysis that we do in this paper can then be handed off to the others who will (I presume) take the lead on the wildfire effects papers (and stick our names<text:change-end text:change-id="ct35691808"/><text:change-start text:change-id="ct24849792"/> on the author list somewhere). does that seem reasonable ?<text:change-end text:change-id="ct24849792"/></text:p>
      <text:p text:style-name="P1">Methods</text:p>
      <text:list xml:id="list5207177251" text:style-name="L1">
        <text:list-item>
          <text:p text:style-name="P4">Description of Cherry and Eleanor</text:p>
          <text:list>
            <text:list-item>
              <text:p text:style-name="P4">Elevation, dams, climate</text:p>
            </text:list-item>
            <text:list-item>
              <text:p text:style-name="P4">Amount of watershed burned in Rim Fire</text:p>
            </text:list-item>
            <text:list-item>
              <text:p text:style-name="P4">Fish stocking in Cherry (contact CDFW for history)</text:p>
            </text:list-item>
            <text:list-item>
              <text:p text:style-name="P4">Dates and summary of field work</text:p>
              <text:list>
                <text:list-item>
                  <text:p text:style-name="P4">Sept 2013 (immediately post burn), Apr 2014 (runoff), Jul 2014 (dry season), Sept 2014 (one year later)</text:p>
                </text:list-item>
                <text:list-item>
                  <text:p text:style-name="P4">Trailer boat to lakes with all gear, sample in midday/afternoon</text:p>
                </text:list-item>
              </text:list>
            </text:list-item>
          </text:list>
        </text:list-item>
        <text:list-item>
          <text:p text:style-name="P4">Acoustics</text:p>
          <text:list>
            <text:list-item>
              <text:p text:style-name="P4">120 and 710 deployed on pole mount off small boats</text:p>
            </text:list-item>
            <text:list-item>
              <text:p text:style-name="P4">Table with settings for instruments</text:p>
            </text:list-item>
          </text:list>
        </text:list-item>
        <text:list-item>
          <text:p text:style-name="P4">Net sampling and zooplankton counting</text:p>
          <text:list>
            <text:list-item>
              <text:p text:style-name="P4">Vertical tow each sampling day to 50 m, 80 um net</text:p>
            </text:list-item>
            <text:list-item>
              <text:p text:style-name="P4">Preserved in formalin</text:p>
            </text:list-item>
            <text:list-item>
              <text:p text:style-name="P4">Counted under compound microscope, ID to lowest taxonomic level<text:change-start text:change-id="ct35970144"/><office:annotation><dc:creator>Joe </dc:creator><dc:date>2014-12-05T11:11:56</dc:date><text:p text:style-name="P8"><text:span text:style-name="T2">I'll have to talk to Taylor to see if they've worked up any of the Oct 2013 Independence and Tahoe lake samples.</text:span></text:p></office:annotation><text:change-end text:change-id="ct35970144"/></text:p>
            </text:list-item>
            <text:list-item>
              <text:p text:style-name="P4">Measure first 30 animals in each sample</text:p>
            </text:list-item>
            <text:list-item>
              <text:p text:style-name="P4">Target strengths: zoops are fluid-like cylinders/spheroids</text:p>
            </text:list-item>
          </text:list>
        </text:list-item>
        <text:list-item>
          <text:p text:style-name="P4">Analysis of acoustics</text:p>
          <text:list>
            <text:list-item>
              <text:p text:style-name="P4">Separate fish/zoops by frequency response</text:p>
            </text:list-item>
            <text:list-item>
              <text:p text:style-name="P4">Estimate fish TS from single targets, known species in lakes (rainbow and brown trout)</text:p>
            </text:list-item>
            <text:list-item>
              <text:p text:style-name="P7"><text:change-start text:change-id="ct35940704"/>Single-target detection for zoops? <text:s/>Compare w/ theoretical from net measurements?</text:p>
              <text:list>
                <text:list-item>
                  <text:p text:style-name="P7">If so, will have to do single-beam echo stats<text:change-end text:change-id="ct35940704"/><text:change-start text:change-id="ct23836048"/><office:annotation><dc:creator>Joe </dc:creator><dc:date>2014-12-05T11:12:35</dc:date><text:p text:style-name="P8"><text:span text:style-name="T2">Not sure this is worth doing (or doing) – i.e. pulling TS from echo statistics from the 710 kHz. <text:s/>It may be easier to do the measure lengths – calculate TS – calculate Numerical density using Sv and TS --- compare with net tow densities...</text:span></text:p></office:annotation><text:change-end text:change-id="ct23836048"/></text:p>
                </text:list-item>
              </text:list>
            </text:list-item>
            <text:list-item>
              <text:p text:style-name="P4">Estimate zoop biomass/numerical denisty using TS values</text:p>
            </text:list-item>
            <text:list-item>
              <text:p text:style-name="P4">Vertical distribution of zoops and fish: by lake and time of year</text:p>
            </text:list-item>
            <text:list-item>
              <text:p text:style-name="P4">Discernible trends in horizontal distribution? <text:s/>Horizontal patchiness?</text:p>
            </text:list-item>
          </text:list>
        </text:list-item>
        <text:list-item>
          <text:p text:style-name="P4">Other environmental variables (still waiting for summaries from TERC)</text:p>
          <text:list>
            <text:list-item>
              <text:p text:style-name="P7"><text:change-start text:change-id="ct36045184"/>Water clarity, chlorophyll, temperature/stratification</text:p>
            </text:list-item>
            <text:list-item>
              <text:p text:style-name="P7"><text:soft-page-break/>Impact of fire...ash, runoff...<text:change-end text:change-id="ct36045184"/><text:change-start text:change-id="ct36133808"/><office:annotation><dc:creator>Joe </dc:creator><dc:date>2014-12-05T11:13:51</dc:date><text:p text:style-name="P8"><text:span text:style-name="T2">I think we can leave some (or most) of this for the manuscripts others will write focusing on the fire... although I should talk to Craig about what's going on with that. <text:s/>The basic environmental data (i.e. CTD, thermo/pycnocline information would be useful .. but not critical I think)</text:span></text:p></office:annotation><text:change-end text:change-id="ct36133808"/></text:p>
            </text:list-item>
          </text:list>
        </text:list-item>
      </text:list>
      <text:p text:style-name="P2"/>
      <text:p text:style-name="P1">Results<text:span text:style-name="T1"> </text:span></text:p>
      <text:list xml:id="list2115836599" text:style-name="L2">
        <text:list-item>
          <text:p text:style-name="P5">Composition of zooplankton over time</text:p>
          <text:list>
            <text:list-item>
              <text:p text:style-name="P5">In each lake:</text:p>
              <text:list>
                <text:list-item>
                  <text:p text:style-name="P5">Species/life stages present</text:p>
                </text:list-item>
                <text:list-item>
                  <text:p text:style-name="P5">Measurements/TS</text:p>
                </text:list-item>
              </text:list>
            </text:list-item>
          </text:list>
        </text:list-item>
        <text:list-item>
          <text:p text:style-name="P5">Density/abundance of fish/zooplankton</text:p>
          <text:list>
            <text:list-item>
              <text:p text:style-name="P5">In each lake:</text:p>
              <text:list>
                <text:list-item>
                  <text:p text:style-name="P5">Mean fish and zoop density in each survey</text:p>
                </text:list-item>
                <text:list-item>
                  <text:p text:style-name="P5">Estimate of total biomass in each lake</text:p>
                </text:list-item>
              </text:list>
            </text:list-item>
          </text:list>
        </text:list-item>
        <text:list-item>
          <text:p text:style-name="P5">Changes in distribution over time</text:p>
          <text:list>
            <text:list-item>
              <text:p text:style-name="P5">In each lake:</text:p>
              <text:list>
                <text:list-item>
                  <text:p text:style-name="P5">Vertical</text:p>
                </text:list-item>
                <text:list-item>
                  <text:p text:style-name="P5">Horizontal? Trends, measures of autocorrelation/patchiness?</text:p>
                </text:list-item>
              </text:list>
            </text:list-item>
          </text:list>
        </text:list-item>
        <text:list-item>
          <text:p text:style-name="P5">Other characteristics of environment?</text:p>
          <text:list>
            <text:list-item>
              <text:p text:style-name="P5">Water clarity, chlorophyll, stratification</text:p>
            </text:list-item>
          </text:list>
        </text:list-item>
      </text:list>
      <text:p text:style-name="P2"/>
      <text:p text:style-name="P1">Discussion</text:p>
      <text:list xml:id="list1512774102" text:style-name="L3">
        <text:list-item>
          <text:p text:style-name="P6">Looks like more fish/less zooplankton in Cherry Lake</text:p>
          <text:list>
            <text:list-item>
              <text:p text:style-name="P6">Different food web due to stocking?</text:p>
            </text:list-item>
            <text:list-item>
              <text:p text:style-name="P6">Discuss differences (if any) in zooplankton communities between lakes</text:p>
            </text:list-item>
          </text:list>
        </text:list-item>
        <text:list-item>
          <text:p text:style-name="P6">Seasonal cycle</text:p>
          <text:list>
            <text:list-item>
              <text:p text:style-name="P6">Looks like spring bloom present in both lakes</text:p>
            </text:list-item>
            <text:list-item>
              <text:p text:style-name="P6">Stratification increases over summer, zoops concentrate near surface?</text:p>
            </text:list-item>
            <text:list-item>
              <text:p text:style-name="P6">Zoop populations decline by end of the summer</text:p>
            </text:list-item>
          </text:list>
        </text:list-item>
        <text:list-item>
          <text:p text:style-name="P6">Effects of fire (if we can say anything about them...)</text:p>
        </text:list-item>
        <text:list-item>
          <text:p text:style-name="P6">Paragraph on caveats/challenges</text:p>
          <text:list>
            <text:list-item>
              <text:p text:style-name="P6">Standard acoustic disclaimers (though we have good data, with direct ground truth)</text:p>
            </text:list-item>
            <text:list-item>
              <text:p text:style-name="P6">With just four time points, may have missed short-scale effects or changes (e.g., runoff after individual rainstorms)</text:p>
            </text:list-item>
            <text:list-item>
              <text:p text:style-name="P6">Did not have true before/after sampling with respect to wildfire...for obvious logistical reasons<text:change-start text:change-id="ct32410640"/></text:p>
            </text:list-item>
            <text:list-item>
              <text:p text:style-name="P6">I think we can focus on the fact that (to my knowledge) acoustic surveys haven't been done in these lakes very often (or never). This will require some lit searching – but the few studies that I have seen lake-wise have either been in 1) BIG (i.e. Great Lakes); 2) in Europe or S<text:change-end text:change-id="ct32410640"/><text:change-start text:change-id="ct35800656"/>candinavia and 3) have focused on fish (i.e. 120kHz or lower). <text:s/>So what's good about this is 1) lake sites are new; 2) repeated seasonal visits; and 3) we can talk about zoops and fish.</text:p>
            </text:list-item>
          </text:list>
        </text:list-item>
      </text:list>
      <text:p text:style-name="P2"/>
      <text:p text:style-name="P2"><text:change-end text:change-id="ct35800656"/><text:change-start text:change-id="ct32408976"/>You and I should probably spend a quality half/quarter-day at some point just doing google scholar searches and accumulating as much literature as we can on 1) the sierra lakes; 2) historical fish/zoop lake studies; and 3) any previous acoustic studies of fish/zoops in lakes (smaller ones). <text:s/>That can be a fun January activity for us – I'll bring beer.<text:change-end text:change-id="ct324089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4-12-02T11:56:31.670229939</meta:creation-date>
    <dc:date>2014-12-05T11:18:27</dc:date>
    <dc:creator>Joe </dc:creator>
    <meta:editing-duration>PT5H25M6S</meta:editing-duration>
    <meta:editing-cycles>11</meta:editing-cycles>
    <meta:generator>LibreOffice/3.5$Linux_X86_64 LibreOffice_project/350m1$Build-2</meta:generator>
    <meta:document-statistic meta:table-count="0" meta:image-count="0" meta:object-count="0" meta:page-count="2" meta:paragraph-count="66" meta:word-count="740" meta:character-count="4429" meta:non-whitespace-character-count="3802"/>
  </office:meta>
</office:document-meta>
</file>